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c2a2e"/>
    </style:style>
    <style:style style:name="P2" style:family="paragraph" style:parent-style-name="Standard">
      <style:text-properties officeooo:paragraph-rsid="000d6c8b"/>
    </style:style>
    <style:style style:name="P3" style:family="paragraph" style:parent-style-name="Standard">
      <style:text-properties style:text-position="super 58%" fo:font-size="24pt" officeooo:paragraph-rsid="000d6c8b" style:font-size-asian="24pt" style:font-size-complex="24pt"/>
    </style:style>
    <style:style style:name="T1" style:family="text">
      <style:text-properties officeooo:rsid="000c2a2e"/>
    </style:style>
    <style:style style:name="T2" style:family="text">
      <style:text-properties officeooo:rsid="000d6c8b"/>
    </style:style>
    <style:style style:name="T3" style:family="text">
      <style:text-properties style:text-position="super 58%" fo:font-size="24pt" officeooo:rsid="000d6c8b" style:font-size-asian="24pt" style:font-size-complex="2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Game </text:span><text:span text:style-name="T1">Controls </text:span></text:p>
      <text:p text:style-name="P1"><text:span text:style-name="T1"/></text:p>
      <text:p text:style-name="P1"><text:span text:style-name="T1">x- movement in negative x</text:span></text:p>
      <text:p text:style-name="P1"><text:span text:style-name="T1">X -movement in positive x</text:span></text:p>
      <text:p text:style-name="P1"><text:span text:style-name="T1">y- movement in negative y</text:span></text:p>
      <text:p text:style-name="P1"><text:span text:style-name="T1">Y -movement in positive y</text:span></text:p>
      <text:p text:style-name="P1"><text:span text:style-name="T1">z- movement in negative z</text:span></text:p>
      <text:p text:style-name="P1"><text:span text:style-name="T1">Z -movement in positive z</text:span></text:p>
      <text:p text:style-name="P1"><text:span text:style-name="T1"/></text:p>
      <text:p text:style-name="P1"><text:span text:style-name="T1">h- to shoot the ball</text:span></text:p>
      <text:p text:style-name="P1"><text:span text:style-name="T1"/></text:p>
      <text:p text:style-name="P1"><text:span text:style-name="T1">arrow key up- to change angle upwards</text:span></text:p>
      <text:p text:style-name="P1"><text:span text:style-name="T1">arrow key down- to change angle downwards</text:span></text:p>
      <text:p text:style-name="P1"><text:span text:style-name="T1"/></text:p>
      <text:p text:style-name="P1"><text:span text:style-name="T1">0- to exit </text:span></text:p>
      <text:p text:style-name="P1"><text:span text:style-name="T1"/></text:p>
      <text:p text:style-name="P1"><text:span text:style-name="T1">press any key to bring the ball to initial position </text:span><text:span text:style-name="T2">after shooting the ball.</text:span></text:p>
      <text:p text:style-name="P1"><text:span text:style-name="T2"/></text:p>
      <text:p text:style-name="P2"><text:span text:style-name="T2">Commands:-</text:span></text:p>
      <text:p text:style-name="P2"><text:span text:style-name="T2"/></text:p>
      <text:p text:style-name="P2"><text:span text:style-name="T2">1) make</text:span></text:p>
      <text:p text:style-name="P2"><text:span text:style-name="T2">2) ./basket</text:span></text:p>
      <text:p text:style-name="P2"><text:span text:style-name="T2"/></text:p>
      <text:p text:style-name="P3"><text:span text:style-name="T2">Group Members :-</text:span></text:p>
      <text:p text:style-name="P2"><text:span text:style-name="T2">Rahul Kumar (2011CS1030)</text:span></text:p>
      <text:p text:style-name="P2"><text:span text:style-name="T2">Vikas Almal(2011CS1040)</text:span></text:p>
      <text:p text:style-name="P2"><text:span text:style-name="T2">Bhavia Kumar Raj(2011CS1089)</text:span></text:p>
      <text:p text:style-name="P2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ky </meta:initial-creator>
    <meta:creation-date>2013-11-21T19:37:12</meta:creation-date>
    <dc:date>2013-11-21T19:42:26</dc:date>
    <dc:creator>vicky </dc:creator>
    <meta:editing-duration>PT2M26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1" meta:paragraph-count="19" meta:word-count="84" meta:character-count="468" meta:non-whitespace-character-count="401"/>
  </office:meta>
</office:document-meta>
</file>